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cbd80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cbd80" officeooo:paragraph-rsid="001cbd8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bd80" officeooo:paragraph-rsid="001cbd8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cbd80" officeooo:paragraph-rsid="001cbd80" style:font-size-asian="10.5pt" style:font-weight-asian="normal" style:font-size-complex="12pt" style:font-weight-complex="normal"/>
    </style:style>
    <style:style style:name="T1" style:family="text">
      <style:text-properties officeooo:rsid="001cbd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4">INTRODUÇÃO</text:p>
      <text:p text:style-name="P2"/>
      <text:p text:style-name="P2"><text:tab/>Este relatório foi-nos proposto pela professora de Análise Numérica e tem como</text:p>
      <text:p text:style-name="P1">objetivo usar os diferentes meios, dados nas aulas, para aproximar as raízes de</text:p>
      <text:p text:style-name="P1">uma <text:span text:style-name="T1">função</text:span>. Neste trabalho usamos o método de Newton e o método iterativo</text:p>
      <text:p text:style-name="P1">simples.</text:p>
      <text:p text:style-name="P1"><text:tab/>O método iterativo simples consiste, em primeiro lugar, por escrever a equação</text:p>
      <text:p text:style-name="P1">F(x) = 0 numa equação da forma x = g(x), construindo deste modo uma</text:p>
      <text:p text:style-name="P1">sucessão de recorrência da forma x_(n+1) = f(x_n) em que o primeiro termo é</text:p>
      <text:p text:style-name="P1">dado - neste trabalho o valor inicial foi escolhido pelo grupo. No caso de a</text:p>
      <text:p text:style-name="P1">sucessão ser convergente para um valor y, então y é uma raiz da equação dada.</text:p>
      <text:p text:style-name="P1">Por outro lado, o método de Newton diz-nos que se F(x) for uma função</text:p>
      <text:p text:style-name="P1">contínua num intervalo fechado [a, b] e se as condições forem satisfeitas -</text:p>
      <text:p text:style-name="P1">condições essas que serão referidas no trabalho- então a sucessão que é gerada a</text:p>
      <text:p text:style-name="P1">partir da relação de recorrência da forma x_(n+1) = x_n – f(x_n)/f ́(x_n), n &gt;=</text:p>
      <text:p text:style-name="P1">0, então converge para a única raiz y de F(x) = 0 em [a, b].</text:p>
      <text:p text:style-name="P1">Para a realização deste trabalho utilizamos como fontes os slides apresentados</text:p>
      <text:p text:style-name="P1">nas aulas.</text:p>
      <text:p text:style-name="P1"/>
      <text:p text:style-name="P1"/>
      <text:p text:style-name="P1"/>
      <text:p text:style-name="P1"/>
      <text:p text:style-name="P3">COMPARAÇÃO ENTRE MÉTODOS</text:p>
      <text:p text:style-name="P3"/>
      <text:p text:style-name="P5">Ambos os métodos encontraram a raiz correta (com x0=3.01) e ambos satisfazem as condições.</text:p>
      <text:p text:style-name="P5">O método de Newton encontra a solução com o <text:span text:style-name="T2">epsillon </text:span><text:span text:style-name="T3">desejado em muitas menos iterações e com mais precisão do que o método iterativo simples, ainda que sendo uma variante deste méto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5:38:47.537838378</meta:creation-date>
    <dc:date>2019-03-24T15:48:27.023751699</dc:date>
    <meta:editing-duration>PT9M43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243" meta:character-count="1374" meta:non-whitespace-character-count="1148"/>
  </office:meta>
</office:document-meta>
</file>